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3CCF3EC51A2933A.png" manifest:media-type="image/png"/>
  <manifest:file-entry manifest:full-path="Pictures/10000001000005560000030084F8E865227A91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57cm" draw:z-index="0"><draw:image xlink:href="Pictures/10000001000005560000030084F8E865227A9161.png" xlink:type="simple" xlink:show="embed" xlink:actuate="onLoad" draw:mime-type="image/png"/></draw:frame><draw:frame draw:style-name="fr1" draw:name="Image2" text:anchor-type="char" svg:x="0.141cm" svg:y="10.054cm" svg:width="17cm" svg:height="9.557cm" draw:z-index="1"><draw:image xlink:href="Pictures/10000001000005560000030033CCF3EC51A293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44:16.733071009</meta:creation-date>
    <dc:date>2024-01-24T12:45:24.700772049</dc:date>
    <meta:editing-duration>PT1M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